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AFUR DIAZ, OSCA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AFUR DIAZ, OSCA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742413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RUIZ VASQUEZ, SEGUNDO ABE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742035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8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0:12:2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